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e8ece" officeooo:paragraph-rsid="000e8ece"/>
    </style:style>
    <style:style style:name="P2" style:family="paragraph" style:parent-style-name="Preformatted_20_Text">
      <style:text-properties officeooo:rsid="000fc405" officeooo:paragraph-rsid="000fc405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e8ece"/>
    </style:style>
    <style:style style:name="T2" style:family="text">
      <style:text-properties officeooo:rsid="001143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list does not include the kamatzes from <text:span text:style-name="T2">verses</text:span>, which will be re-copied anyway.</text:p>
      <text:p text:style-name="P2"/>
      <text:p text:style-name="Preformatted_20_Text"/>
      <text:p text:style-name="Preformatted_20_Text">1170 ['קָדְֿשְֿׁךָ']</text:p>
      <text:p text:style-name="Preformatted_20_Text">1199 ['וְֿקָרְֿבֵֽנוּ']</text:p>
      <text:p text:style-name="Preformatted_20_Text">1323 ['וּלְעָבְדְּֿךָ']</text:p>
      <text:p text:style-name="Preformatted_20_Text">1349 ['מָרְֿדֳּכַי']</text:p>
      <text:p text:style-name="Preformatted_20_Text">1602 ['קָשְֿׁיֵֽנוּ']</text:p>
      <text:p text:style-name="Preformatted_20_Text">1609 ['בְֿעָנְֿיֵֽנוּ']</text:p>
      <text:p text:style-name="Preformatted_20_Text">1878 ['כָּל־גְּֿֿזֵרוׂת']</text:p>
      <text:p text:style-name="Preformatted_20_Text">1881 ['כָּל־גְּֿֿזֵרוׂת']</text:p>
      <text:p text:style-name="Preformatted_20_Text">1884 ['כָּל־גְּֿֿזֵרוׂת']</text:p>
      <text:p text:style-name="Preformatted_20_Text">1903 ['מֵעָנְֿשׁוׂ']</text:p>
      <text:p text:style-name="Preformatted_20_Text">2316 ['קָדְֿשָׁךְ']</text:p>
      <text:p text:style-name="Preformatted_20_Text">2360 ['כְּֿשֶׁעָמְֿדָה', 'הָרְֿשָׁעָה', 'קׇׇׇׇׇׇׇׇׇׇׇׇׇׇָדְּֿשֶֽׁךָ']</text:p>
      <text:p text:style-name="Preformatted_20_Text">2438 ['קָדְֿשֶׁךָ:\\hfill']</text:p>
      <text:p text:style-name="Preformatted_20_Text">2594 ['קָרְֿבָּן']</text:p>
      <text:p text:style-name="Preformatted_20_Text">3148 ['כָּל־צָרְֿכָּנָא,']</text:p>
      <text:p text:style-name="Preformatted_20_Text">3226 ['מָלָךְֿ}\\source{תהלים']</text:p>
      <text:p text:style-name="Preformatted_20_Text">3313 ['קָרְֿבָה']</text:p>
      <text:p text:style-name="Preformatted_20_Text">3489 ['קׇׇׇׇׇׇׇׇׇׇׇׇׇׇָדְּֿשֶֽׁךָ']</text:p>
      <text:p text:style-name="Preformatted_20_Text">3729 ['קָדְֿשֶֽׁךָ']</text:p>
      <text:p text:style-name="Preformatted_20_Text">3785 ['קָדְֿשֶׁךָ']</text:p>
      <text:p text:style-name="Preformatted_20_Text"/>
      <text:p text:style-name="Preformatted_20_Text">4348 ['כָּל־גְּֿֿזֵרוׂת']</text:p>
      <text:p text:style-name="Preformatted_20_Text">4351 ['כָּל־גְּֿֿזֵרוׂת']</text:p>
      <text:p text:style-name="Preformatted_20_Text">4354 ['כָּל־גְּֿֿזֵרוׂת']</text:p>
      <text:p text:style-name="Preformatted_20_Text">4416 ['דְּֿעָסְֿקִין', 'דְֿעָלְֿמָא', 'אָרְֿכָה', 'וְֿיִתְפָּרְֿקוּן']</text:p>
      <text:p text:style-name="Preformatted_20_Text">4421 ['דְֿעָלְֿמָא', 'יָתְֿכוֹן', 'אָרְֿכָה', 'וְֿתִתְפָּרְֿקוּן']</text:p>
      <text:p text:style-name="Preformatted_20_Text">4424 ['בְּֿצָרְֿכֵי']</text:p>
      <text:p text:style-name="Preformatted_20_Text">4554 ['גָּדְֿלֶֽךָ']</text:p>
      <text:p text:style-name="Preformatted_20_Text">4566 ['חָפְֿשִׁית']</text:p>
      <text:p text:style-name="Preformatted_20_Text">4593 ['קָרְֿבַּן']</text:p>
      <text:p text:style-name="Preformatted_20_Text">4608 ['חָרְֿבָה']</text:p>
      <text:p text:style-name="Preformatted_20_Text">4611 ['קָרְֿבַּן', 'וְֿקָרְֿבַּן']</text:p>
      <text:p text:style-name="Preformatted_20_Text">4618 ['הוֹדָֽעְֿתָּ', 'קָבָֽעְֿתָּ:']</text:p>
      <text:p text:style-name="Preformatted_20_Text">4684 ['קָדְֿשָׁךְ']</text:p>
      <text:p text:style-name="Preformatted_20_Text">4741 ['גָּדְֿלֶֽךָ']</text:p>
      <text:p text:style-name="Preformatted_20_Text">4784 ['קָרְֿבַּן', 'וְֿקָרְֿבַּן']</text:p>
      <text:p text:style-name="Preformatted_20_Text">4879 ['לְֿעָבְֿדְּֿךָ', 'קָדְֿשֶֽׁךָ']</text:p>
      <text:p text:style-name="Preformatted_20_Text">4928 ['וּכְקָרְבָּן:']</text:p>
      <text:p text:style-name="Preformatted_20_Text">5335 ['קָדְֿשׁוֹ:']</text:p>
      <text:p text:style-name="Preformatted_20_Text">5344 ['קָדְֿשׁוֹ:']</text:p>
      <text:p text:style-name="Preformatted_20_Text">5362 ['בְּֿקָרְֿאִי']</text:p>
      <text:p text:style-name="Preformatted_20_Text">5383 ['קָרְֿבָּנֶיךָ:']</text:p>
      <text:p text:style-name="Preformatted_20_Text">5525 ['קָדְֿשְֿֿׁךָ']</text:p>
      <text:p text:style-name="Preformatted_20_Text">5615 ['קָדְֿשָׁךְ']</text:p>
      <text:p text:style-name="Preformatted_20_Text">5700 ['קָדְֿשֶֽׁךָ']</text:p>
      <text:p text:style-name="Preformatted_20_Text">5717 ['לְֿעָבְֿדְּֿךָ']</text:p>
      <text:p text:style-name="Preformatted_20_Text">5720 ['קָדְֿשֶֽׁךָ']</text:p>
      <text:p text:style-name="Preformatted_20_Text">5826 ['דָּמְֿתָה']</text:p>
      <text:p text:style-name="Preformatted_20_Text">5835 ['אָרְֿנָן:']</text:p>
      <text:p text:style-name="Preformatted_20_Text">5844 ['מִסָּלְֿעָם:']</text:p>
      <text:p text:style-name="Preformatted_20_Text">5896 ['בְּֿנָסְֿעָם']</text:p>
      <text:p text:style-name="Preformatted_20_Text">5935 ['גָּדְֿלָךְ']</text:p>
      <text:p text:style-name="Preformatted_20_Text">5962 ['דָּמְֿתָה']</text:p>
      <text:p text:style-name="Preformatted_20_Text">5967 ['וְֿקָרְֿמָה:', 'לְֿעָצְֿמָה:', 'לְֿגָשְֿׁמָה:', 'לְֿזָרְֿמָה:']</text:p>
      <text:p text:style-name="Preformatted_20_Text">5974 ['שָׁקְֿעָה', 'וְֿיָרְֿדָה']</text:p>
      <text:p text:style-name="Preformatted_20_Text"><text:soft-page-break/>6055 ['כְּֿהִשָּׁבְֿעָךְ']</text:p>
      <text:p text:style-name="Preformatted_20_Text">6118 ['קָדְֿשֶֽׁךָ']</text:p>
      <text:p text:style-name="Preformatted_20_Text"/>
      <text:p text:style-name="Preformatted_20_Text">6333 ['כָּל־קְֿֿרוֹבַי']</text:p>
      <text:p text:style-name="Preformatted_20_Text">6334 ['שְֿׁהָלְֿכוּ']</text:p>
      <text:p text:style-name="Preformatted_20_Text">6367 ['לְֿפָרְֿטָם,']</text:p>
      <text:p text:style-name="Preformatted_20_Text">6389 ['תִּעְתָּֽעְֿנוּ:']</text:p>
      <text:p text:style-name="Preformatted_20_Text">6391 ['הִרְשָֽׁעְֿנוּ:']</text:p>
      <text:p text:style-name="Preformatted_20_Text">6432 ['קָרְֿבָּן']</text:p>
      <text:p text:style-name="Preformatted_20_Text">6448 ['סָלְֿחָן']</text:p>
      <text:p text:style-name="Preformatted_20_Text">6498 ['שָׂבְֿעָה']</text:p>
      <text:p text:style-name="Preformatted_20_Text">6516 ['קָדְֿשֶׁךָ']</text:p>
      <text:p text:style-name="Preformatted_20_Text">6518 ['אָרְֿכָה']</text:p>
      <text:p text:style-name="Preformatted_20_Text">6554 ['יָֽקְֿשָׁה']</text:p>
      <text:p text:style-name="Preformatted_20_Text">6562 ['מָרְֿדֳּכַי']</text:p>
      <text:p text:style-name="Preformatted_20_Text">6571 ['מָרְֿדְּֿכַי']</text:p>
      <text:p text:style-name="Preformatted_20_Text">6573 ['מָרְֿדְּֿכָי:']</text:p>
      <text:p text:style-name="Preformatted_20_Text">6576 ['מָרְֿדְּֿכַי']</text:p>
      <text:p text:style-name="Preformatted_20_Text">6739 ['קָדְֿשֶֽׁךָ']</text:p>
      <text:p text:style-name="Preformatted_20_Text">6746 ['קָדְֿשֶֽׁךָ']</text:p>
      <text:p text:style-name="P3">6753 ['זָכְֿרֵֽנּוּ', 'וּפָקְֿדֵֽנוּ']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Kasimer</meta:initial-creator>
    <meta:creation-date>2020-04-22T19:13:31.958000000</meta:creation-date>
    <dc:date>2020-04-22T20:19:28.052000000</dc:date>
    <dc:creator>Nathan Kasimer</dc:creator>
    <meta:editing-duration>PT45M24S</meta:editing-duration>
    <meta:editing-cycles>3</meta:editing-cycles>
    <meta:generator>LibreOffice/5.4.5.1$Windows_X86_64 LibreOffice_project/79c9829dd5d8054ec39a82dc51cd9eff340dbee8</meta:generator>
    <meta:document-statistic meta:table-count="0" meta:image-count="0" meta:object-count="0" meta:page-count="2" meta:paragraph-count="75" meta:word-count="179" meta:character-count="1311" meta:non-whitespace-character-count="1207"/>
  </office:meta>
</office:document-meta>
</file>